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P9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Normal" style:family="paragraph">
      <style:text-properties fo:font-size="16pt" style:font-size-asian="16pt" style:font-size-complex="16pt"/>
    </style:style>
    <style:style style:name="P16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rojet SAE S3</text:p>
      <text:p text:style-name="P2">Partie Algorithmique</text:p>
      <text:p text:style-name="P3">Contraintes : entre 16 et<text:s/>18<text:s/>étudiants,<text:s/>groupe francophone et anglophone homogène en therme de niveau et nombre, covoiturage respecte.<text:s/><text:s/></text:p>
      <text:p text:style-name="P4"/>
      <text:p text:style-name="P5">Critère d’optimisation :<text:s/>pour équilibrer au mieux le niveau moyen et la répartition des étudiants francophones et anglophones entre les groupes, on cherche à minimiser le score M + L, où M est le plus grand écart de moyenne entre deux groupes, et L représente l’écart du nombre d’étudiants anglophones entre les groupes.</text:p>
      <text:p text:style-name="P6"/>
      <text:p text:style-name="P7"/>
      <text:p text:style-name="P8"/>
      <text:p text:style-name="P9">Partie Algorithmique</text:p>
      <text:p text:style-name="P10">Contraintes : entre 16 et<text:s/>18<text:s/>étudiants,<text:s/>avoir<text:s/>des groupes<text:s/>avec bac techno et générale<text:s/>homogène,<text:s/>covoiturage respecte.<text:s/><text:s/></text:p>
      <text:p text:style-name="P11"/>
      <text:p text:style-name="P12">Critère d’optimisation :<text:s/></text:p>
      <text:p text:style-name="P13"><text:s text:c="2"/></text:p>
      <text:p text:style-name="P14"/>
      <text:p text:style-name="P15"/>
      <text:p text:style-name="P16"/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ohamed Bouremani</meta:initial-creator>
    <dc:creator>Mohamed Bouremani</dc:creator>
    <meta:creation-date>2025-11-13T07:41:00Z</meta:creation-date>
    <dc:date>2025-11-13T08:55:00Z</dc:date>
    <meta:template xlink:href="Normal.dotm" xlink:type="simple"/>
    <meta:editing-cycles>1</meta:editing-cycles>
    <meta:editing-duration>PT4440S</meta:editing-duration>
    <meta:document-statistic meta:page-count="1" meta:paragraph-count="1" meta:word-count="103" meta:character-count="671" meta:row-count="4" meta:non-whitespace-character-count="569"/>
  </office:meta>
</office:document-meta>
</file>